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7"/>
          <table:table-cell table:style-name="ce7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8" table:number-columns-repeated="2"/>
          <table:table-cell table:style-name="ce7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0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0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0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0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0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7"/>
          <table:table-cell table:style-name="ce7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7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7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7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working encryption and decryption</text:p>
          </table:table-cell>
          <table:table-cell table:style-name="ce7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bruteforce prevention, email verification (buggy)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7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 table:number-columns-spanned="5" table:number-rows-spanned="1">
            <text:p>admin can modify every user, extended logging, tried to fix email verification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 table:number-columns-spanned="5" table:number-rows-spanned="1">
            <text:p>improved exception handling, started with ordering-renaming uploaded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7"/>
          <table:covered-table-cell/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10"/>
          <table:table-cell table:style-name="ce7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urrently:</text:p>
          </table:table-cell>
          <table:table-cell table:formula="of:=SUM([.B6:.B32])" office:value-type="float" office:value="90.5" calcext:value-type="float">
            <text:p>90,5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Needed:</text:p>
          </table:table-cell>
          <table:table-cell office:value-type="float" office:value="180" calcext:value-type="float">
            <text:p>180</text:p>
          </table:table-cell>
          <table:table-cell table:style-name="ce7"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Left:</text:p>
          </table:table-cell>
          <table:table-cell table:formula="of:=[.B34]-[.B33]" office:value-type="float" office:value="89.5" calcext:value-type="float">
            <text:p>89,5</text:p>
          </table:table-cell>
          <table:table-cell table:style-name="ce7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7" table:number-columns-repeated="4"/>
          <table:table-cell table:number-columns-repeated="1017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.00.0000</text:date>, <text:time style:data-style-name="N2" text:time-value="14:07:09.235101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1-08T14:07:46.615922616</dc:date>
    <meta:editing-duration>PT5H40M32S</meta:editing-duration>
    <meta:editing-cycles>45</meta:editing-cycles>
    <meta:generator>LibreOffice/6.0.7.3$Linux_X86_64 LibreOffice_project/00m0$Build-3</meta:generator>
    <meta:document-statistic meta:table-count="1" meta:cell-count="78" meta:object-count="0"/>
  </office:meta>
</office:document-meta>
</file>